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Handler.init( HandlerConfig handlerConfig , Handler previousHandler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Handler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Handler.Bas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Handler.reinit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Handler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Handler.getPrevious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